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5D494AA24701C12F.png" manifest:media-type="image/png"/>
  <manifest:file-entry manifest:full-path="Pictures/100000010000028700000251F484138A60CB5EF7.png" manifest:media-type="image/png"/>
  <manifest:file-entry manifest:full-path="Pictures/10000001000002D2000001D2E042E55CD3B3AD97.png" manifest:media-type="image/png"/>
  <manifest:file-entry manifest:full-path="Pictures/1000000100000292000003056E7A8B6943066576.png" manifest:media-type="image/png"/>
  <manifest:file-entry manifest:full-path="Pictures/1000000100000262000001F63D1C49AC0F7089D9.png" manifest:media-type="image/png"/>
  <manifest:file-entry manifest:full-path="Pictures/10000001000001A40000011689017B0F6341D4A3.png" manifest:media-type="image/png"/>
  <manifest:file-entry manifest:full-path="Pictures/1000000100000262000001F65C9D01E140156901.png" manifest:media-type="image/png"/>
  <manifest:file-entry manifest:full-path="Pictures/100000010000078000000438AEDB9E54072CC64A.png" manifest:media-type="image/png"/>
  <manifest:file-entry manifest:full-path="Pictures/100000010000078000000438523CA1645BA1B15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5cm" draw:marker-start-width="0.252cm" draw:marker-end-width="0.252cm" draw:fill="hatch" draw:fill-hatch-name="Red_20_90_20_Degrees_20_Crossed_20_5" draw:fill-hatch-solid="false" draw:textarea-horizontal-align="justify" draw:textarea-vertical-align="middle" draw:auto-grow-height="false" fo:min-height="0.257cm" fo:min-width="27.5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ffff00" draw:marker-start-width="0.252cm" draw:marker-end-width="0.252cm" draw:fill="hatch" draw:fill-hatch-name="Red_20_90_20_Degrees_20_Crossed_20_1" draw:fill-hatch-solid="false" draw:opacity="56%" draw:textarea-horizontal-align="justify" draw:textarea-vertical-align="middle" draw:auto-grow-height="false" fo:min-height="0.257cm" fo:min-width="27.5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ffff00" draw:marker-start-width="0.252cm" draw:marker-end-width="0.252cm" draw:fill="hatch" draw:fill-hatch-name="Red_20_90_20_Degrees_20_Crossed_20_1" draw:fill-hatch-solid="false" draw:opacity="56%" draw:textarea-horizontal-align="justify" draw:textarea-vertical-align="middle" draw:auto-grow-height="false" fo:min-height="0.257cm" fo:min-width="22.80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c9211e" draw:marker-start-width="0.252cm" draw:marker-end-width="0.252cm" draw:fill="hatch" draw:fill-hatch-name="Red_20_90_20_Degrees_20_Crossed_20_2" draw:fill-hatch-solid="false" draw:opacity="56%" draw:textarea-horizontal-align="justify" draw:textarea-vertical-align="middle" draw:auto-grow-height="false" fo:min-height="0.169cm" fo:min-width="27.5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a933" draw:marker-start-width="0.252cm" draw:marker-end-width="0.252cm" draw:fill="hatch" draw:fill-hatch-name="Red_20_90_20_Degrees_20_Crossed_20_4" draw:fill-hatch-solid="false" draw:opacity="43%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4cm"/>
      <style:paragraph-properties style:writing-mode="lr-tb"/>
    </style:style>
    <style:style style:name="gr9" style:family="graphic" style:parent-style-name="standard">
      <style:graphic-properties draw:stroke="dash" draw:stroke-dash="Dot" svg:stroke-width="0.035cm" svg:stroke-color="#ff8000" draw:marker-start-width="0.252cm" draw:marker-end-width="0.252cm" svg:stroke-linecap="butt" draw:fill="none" draw:textarea-horizontal-align="justify" draw:textarea-vertical-align="middle" draw:auto-grow-height="false" fo:min-height="5.026cm" fo:min-width="6.586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draw:stroke="dash" draw:stroke-dash="Dot" svg:stroke-width="0.035cm" svg:stroke-color="#ff8000" draw:marker-start-width="0.252cm" draw:marker-end-width="0.252cm" svg:stroke-linecap="butt" draw:fill="none" draw:textarea-horizontal-align="justify" draw:textarea-vertical-align="middle" draw:auto-grow-height="false" fo:min-height="4.135cm" fo:min-width="6.416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draw:stroke="dash" draw:stroke-dash="Dot" svg:stroke-width="0.035cm" svg:stroke-color="#ff8000" draw:marker-start-width="0.252cm" draw:marker-end-width="0.252cm" svg:stroke-linecap="butt" draw:fill="none" draw:textarea-horizontal-align="justify" draw:textarea-vertical-align="middle" draw:auto-grow-height="false" fo:min-height="3.405cm" fo:min-width="22.148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draw:stroke="dash" draw:stroke-dash="Dot" svg:stroke-width="0.035cm" svg:stroke-color="#ff8000" draw:marker-start-width="0.252cm" draw:marker-end-width="0.252cm" svg:stroke-linecap="butt" draw:fill="none" draw:textarea-horizontal-align="justify" draw:textarea-vertical-align="middle" draw:auto-grow-height="false" fo:min-height="0.661cm" fo:min-width="22.316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draw:stroke="dash" draw:stroke-dash="Dot" svg:stroke-width="0.035cm" svg:stroke-color="#ff8000" draw:marker-start-width="0.252cm" draw:marker-end-width="0.252cm" svg:stroke-linecap="butt" draw:fill="none" draw:textarea-horizontal-align="justify" draw:textarea-vertical-align="middle" draw:auto-grow-height="false" fo:min-height="4.157cm" fo:min-width="3.54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draw:stroke="dash" draw:stroke-dash="Dot" svg:stroke-width="0.035cm" svg:stroke-color="#ff8000" draw:marker-start-width="0.252cm" draw:marker-end-width="0.252cm" svg:stroke-linecap="butt" draw:fill="none" draw:textarea-horizontal-align="justify" draw:textarea-vertical-align="middle" draw:auto-grow-height="false" fo:min-height="0.366cm" fo:min-width="27.113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draw:stroke="dash" draw:stroke-dash="Dot" svg:stroke-width="0.035cm" svg:stroke-color="#ff8000" draw:marker-start-width="0.252cm" draw:marker-end-width="0.252cm" svg:stroke-linecap="butt" draw:fill="none" draw:textarea-horizontal-align="justify" draw:textarea-vertical-align="middle" draw:auto-grow-height="false" fo:min-height="0.733cm" fo:min-width="27.187cm" fo:padding-top="0.142cm" fo:padding-bottom="0.142cm" fo:padding-left="0.267cm" fo:padding-right="0.267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794cm, 8.495cm, 1.97cm, 2.028cm)" draw:image-opacity="100%" style:mirror="none"/>
    </style:style>
    <style:style style:name="gr17" style:family="graphic" style:parent-style-name="standard">
      <style:graphic-properties draw:stroke="solid" svg:stroke-width="0.035cm" svg:stroke-color="#ffff00" draw:marker-start-width="0.252cm" draw:marker-end-width="0.252cm" draw:fill="none" draw:textarea-horizontal-align="justify" draw:textarea-vertical-align="middle" draw:auto-grow-height="false" fo:min-height="0.474cm" fo:min-width="0.233cm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68cm"/>
      <style:paragraph-properties style:writing-mode="lr-tb"/>
    </style:style>
    <style:style style:name="gr19" style:family="graphic" style:parent-style-name="objectwithoutfill">
      <style:graphic-properties svg:stroke-width="0.035cm" svg:stroke-color="#ffff00" draw:marker-start-width="0.252cm" draw:marker-end="Arrowheads_20_1" draw:marker-end-width="0.252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1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23cm"/>
      <style:paragraph-properties style:writing-mode="lr-tb"/>
    </style:style>
    <style:style style:name="gr22" style:family="graphic" style:parent-style-name="objectwithoutfill">
      <style:graphic-properties draw:stroke="dash" draw:stroke-dash="Dot" svg:stroke-width="0.035cm" svg:stroke-color="#ff8000" draw:marker-start-width="0.252cm" draw:marker-end-width="0.252cm" svg:stroke-linecap="butt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729cm" fo:min-width="5.03cm" fo:padding-top="0.142cm" fo:padding-bottom="0.142cm" fo:padding-left="0.267cm" fo:padding-right="0.267cm"/>
    </style:style>
    <style:style style:name="gr24" style:family="graphic" style:parent-style-name="objectwithoutfill">
      <style:graphic-properties svg:stroke-width="0.035cm" svg:stroke-color="#ff8000" draw:marker-start-width="0.252cm" draw:marker-end="Arrowheads_20_1" draw:marker-end-width="0.252cm" draw:fill="none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draw:marker-start-width="0.252cm" draw:marker-end-width="0.252cm" draw:fill="hatch" draw:fill-hatch-name="Blue_20_45_20_Degrees" draw:opacity="38%" draw:textarea-horizontal-align="justify" draw:textarea-vertical-align="middle" draw:auto-grow-height="false" fo:min-height="6.324cm" fo:min-width="27.5cm" fo:padding-top="0.142cm" fo:padding-bottom="0.142cm" fo:padding-left="0.267cm" fo:padding-right="0.267cm"/>
      <style:paragraph-properties style:writing-mode="lr-tb"/>
    </style:style>
    <style:style style:name="gr26" style:family="graphic" style:parent-style-name="standard">
      <style:graphic-properties svg:stroke-width="0.035cm" svg:stroke-color="#00a933" draw:marker-start-width="0.252cm" draw:marker-end-width="0.252cm" draw:fill="hatch" draw:fill-hatch-name="Green_20_135_20_Degrees" draw:fill-hatch-solid="false" draw:opacity="38%" draw:textarea-horizontal-align="justify" draw:textarea-vertical-align="middle" draw:auto-grow-height="false" fo:min-height="3.42cm" fo:min-width="27.466cm" fo:padding-top="0.142cm" fo:padding-bottom="0.142cm" fo:padding-left="0.267cm" fo:padding-right="0.267cm"/>
      <style:paragraph-properties style:writing-mode="lr-tb"/>
    </style:style>
    <style:style style:name="gr27" style:family="graphic" style:parent-style-name="standard">
      <style:graphic-properties svg:stroke-width="0.035cm" svg:stroke-color="#ffbf00" draw:marker-start-width="0.252cm" draw:marker-end-width="0.252cm" draw:fill="hatch" draw:fill-hatch-name="Gold_20_45_20_Degress_20_narrow" draw:fill-hatch-solid="false" draw:opacity="38%" draw:textarea-horizontal-align="justify" draw:textarea-vertical-align="middle" draw:auto-grow-height="false" fo:min-height="3.461cm" fo:min-width="27.466cm" fo:padding-top="0.142cm" fo:padding-bottom="0.142cm" fo:padding-left="0.267cm" fo:padding-right="0.267cm"/>
      <style:paragraph-properties style:writing-mode="lr-tb"/>
    </style:style>
    <style:style style:name="gr28" style:family="graphic" style:parent-style-name="objectwithoutfill">
      <style:graphic-properties draw:stroke="dash" draw:stroke-dash="Long_20_Dash" svg:stroke-width="0.053cm" draw:marker-start-width="0.279cm" draw:marker-end="" draw:marker-end-width="0.379cm" svg:stroke-linecap="butt" draw:fill="none" draw:textarea-vertical-align="middle" fo:padding-top="0.151cm" fo:padding-bottom="0.151cm" fo:padding-left="0.276cm" fo:padding-right="0.276cm"/>
    </style:style>
    <style:style style:name="gr29" style:family="graphic" style:parent-style-name="objectwithoutfill">
      <style:graphic-properties draw:stroke="dash" draw:stroke-dash="Long_20_Dash" svg:stroke-width="0.053cm" svg:stroke-color="#00a933" draw:marker-start-width="0.279cm" draw:marker-end="" draw:marker-end-width="0.379cm" svg:stroke-linecap="butt" draw:fill="none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34cm" fo:min-width="4.934cm" fo:padding-top="0.142cm" fo:padding-bottom="0.142cm" fo:padding-left="0.267cm" fo:padding-right="0.267cm"/>
    </style:style>
    <style:style style:name="gr31" style:family="graphic" style:parent-style-name="standard">
      <style:graphic-properties svg:stroke-width="0.035cm" draw:marker-start-width="0.252cm" draw:marker-end-width="0.252cm" draw:fill="hatch" draw:fill-hatch-name="Blue_20_45_20_Degrees" draw:opacity="38%" draw:textarea-horizontal-align="justify" draw:textarea-vertical-align="middle" draw:auto-grow-height="false" fo:min-height="13.78cm" fo:min-width="11.76cm" fo:padding-top="0.142cm" fo:padding-bottom="0.142cm" fo:padding-left="0.267cm" fo:padding-right="0.267cm"/>
      <style:paragraph-properties style:writing-mode="lr-tb"/>
    </style:style>
    <style:style style:name="gr32" style:family="graphic" style:parent-style-name="standard">
      <style:graphic-properties svg:stroke-width="0.035cm" svg:stroke-color="#00a933" draw:marker-start-width="0.252cm" draw:marker-end-width="0.252cm" draw:fill="hatch" draw:fill-hatch-name="Green_20_135_20_Degrees" draw:opacity="38%" draw:textarea-horizontal-align="justify" draw:textarea-vertical-align="middle" draw:auto-grow-height="false" fo:min-height="13.78cm" fo:min-width="10.359cm" fo:padding-top="0.142cm" fo:padding-bottom="0.142cm" fo:padding-left="0.267cm" fo:padding-right="0.267cm"/>
      <style:paragraph-properties style:writing-mode="lr-tb"/>
    </style:style>
    <style:style style:name="gr33" style:family="graphic" style:parent-style-name="standard">
      <style:graphic-properties svg:stroke-width="0.035cm" svg:stroke-color="#ffbf00" draw:marker-start-width="0.252cm" draw:marker-end-width="0.252cm" draw:fill="hatch" draw:fill-hatch-name="Gold_20_45_20_Degress_20_narrow" draw:opacity="38%" draw:textarea-horizontal-align="justify" draw:textarea-vertical-align="middle" draw:auto-grow-height="false" fo:min-height="13.78cm" fo:min-width="4.182cm" fo:padding-top="0.142cm" fo:padding-bottom="0.142cm" fo:padding-left="0.267cm" fo:padding-right="0.267cm"/>
      <style:paragraph-properties style:writing-mode="lr-tb"/>
    </style:style>
    <style:style style:name="gr34" style:family="graphic" style:parent-style-name="objectwithoutfill">
      <style:graphic-properties draw:stroke="dash" draw:stroke-dash="Long_20_Dash" svg:stroke-width="0.053cm" svg:stroke-color="#ffbf00" draw:marker-start-width="0.279cm" draw:marker-end="" draw:marker-end-width="0.379cm" svg:stroke-linecap="butt" draw:fill="none" draw:textarea-vertical-align="middle" fo:padding-top="0.151cm" fo:padding-bottom="0.151cm" fo:padding-left="0.276cm" fo:padding-right="0.276cm"/>
    </style:style>
    <style:style style:name="gr35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306cm" fo:min-width="4.9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Red_20_90_20_Degrees_20_Crossed_20_5" draw:fill-hatch-solid="false"/>
      <style:paragraph-properties fo:text-align="center"/>
    </style:style>
    <style:style style:name="P3" style:family="paragraph">
      <loext:graphic-properties draw:fill="hatch" draw:fill-hatch-name="Red_20_90_20_Degrees_20_Crossed_20_1" draw:fill-hatch-solid="false" draw:opacity="56%"/>
      <style:paragraph-properties fo:text-align="center"/>
    </style:style>
    <style:style style:name="P4" style:family="paragraph">
      <loext:graphic-properties draw:fill="hatch" draw:fill-hatch-name="Red_20_90_20_Degrees_20_Crossed_20_2" draw:fill-hatch-solid="false" draw:opacity="56%"/>
      <style:paragraph-properties fo:text-align="center"/>
    </style:style>
    <style:style style:name="P5" style:family="paragraph">
      <loext:graphic-properties draw:fill="hatch" draw:fill-hatch-name="Red_20_90_20_Degrees_20_Crossed_20_4" draw:fill-hatch-solid="false" draw:opacity="43%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00a933" loext:opacity="100%"/>
    </style:style>
    <style:style style:name="P7" style:family="paragraph">
      <loext:graphic-properties draw:fill="none" draw:fill-color="#ffffff"/>
      <style:paragraph-properties style:writing-mode="lr-tb"/>
      <style:text-properties fo:color="#729fcf" loext:opacity="100%"/>
    </style:style>
    <style:style style:name="P8" style:family="paragraph">
      <loext:graphic-properties draw:fill="none" draw:fill-color="#ffffff"/>
      <style:paragraph-properties style:writing-mode="lr-tb"/>
      <style:text-properties fo:color="#ffff00" loext:opacity="100%"/>
    </style:style>
    <style:style style:name="P9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10" style:family="paragraph">
      <style:paragraph-properties fo:text-align="center" style:writing-mode="lr-tb"/>
      <style:text-properties fo:color="#ff8000" loext:opacity="100%"/>
    </style:style>
    <style:style style:name="P11" style:family="paragraph">
      <loext:graphic-properties draw:fill="none"/>
      <style:paragraph-properties fo:text-align="center" style:writing-mode="lr-tb"/>
      <style:text-properties fo:color="#ff8000" loext:opacity="100%"/>
    </style:style>
    <style:style style:name="P12" style:family="paragraph">
      <style:paragraph-properties fo:text-align="center" style:writing-mode="lr-tb"/>
      <style:text-properties fo:color="#ff8000" loext:opacity="100%" fo:font-size="18pt" style:font-size-asian="18pt" style:font-size-complex="18pt"/>
    </style:style>
    <style:style style:name="P13" style:family="paragraph">
      <loext:graphic-properties draw:fill="none"/>
      <style:paragraph-properties fo:text-align="center" style:writing-mode="lr-tb"/>
      <style:text-properties fo:color="#ff8000" loext:opacity="100%" fo:font-size="18pt" style:font-size-asian="18pt" style:font-size-complex="18pt"/>
    </style:style>
    <style:style style:name="P14" style:family="paragraph">
      <loext:graphic-properties draw:fill="none" draw:fill-color="#ffffff"/>
      <style:paragraph-properties style:writing-mode="lr-tb"/>
      <style:text-properties fo:color="#ffff00" loext:opacity="100%" fo:font-size="14pt" style:font-size-asian="14pt" style:font-size-complex="14pt"/>
    </style:style>
    <style:style style:name="P15" style:family="paragraph">
      <loext:graphic-properties draw:fill="none" draw:fill-color="#ffffff"/>
      <style:paragraph-properties style:writing-mode="lr-tb"/>
      <style:text-properties fo:color="#ffff00" loext:opacity="100%" fo:font-size="14pt"/>
    </style:style>
    <style:style style:name="P16" style:family="paragraph">
      <style:paragraph-properties fo:text-align="center" style:writing-mode="lr-tb"/>
      <style:text-properties fo:color="#3465a4" loext:opacity="100%"/>
    </style:style>
    <style:style style:name="P17" style:family="paragraph">
      <loext:graphic-properties draw:fill="hatch" draw:fill-hatch-name="Blue_20_45_20_Degrees" draw:opacity="38%"/>
      <style:paragraph-properties fo:text-align="center" style:writing-mode="lr-tb"/>
      <style:text-properties fo:color="#3465a4" loext:opacity="100%"/>
    </style:style>
    <style:style style:name="P18" style:family="paragraph">
      <style:paragraph-properties fo:text-align="center" style:writing-mode="lr-tb"/>
      <style:text-properties fo:color="#00a933" loext:opacity="100%"/>
    </style:style>
    <style:style style:name="P19" style:family="paragraph">
      <loext:graphic-properties draw:fill="hatch" draw:fill-hatch-name="Green_20_135_20_Degrees" draw:fill-hatch-solid="false" draw:opacity="38%"/>
      <style:paragraph-properties fo:text-align="center" style:writing-mode="lr-tb"/>
      <style:text-properties fo:color="#00a933" loext:opacity="100%"/>
    </style:style>
    <style:style style:name="P20" style:family="paragraph">
      <style:paragraph-properties fo:text-align="center" style:writing-mode="lr-tb"/>
      <style:text-properties fo:color="#ffbf00" loext:opacity="100%"/>
    </style:style>
    <style:style style:name="P21" style:family="paragraph">
      <loext:graphic-properties draw:fill="hatch" draw:fill-hatch-name="Gold_20_45_20_Degress_20_narrow" draw:fill-hatch-solid="false" draw:opacity="38%"/>
      <style:paragraph-properties fo:text-align="center" style:writing-mode="lr-tb"/>
      <style:text-properties fo:color="#ffbf00" loext:opacity="100%"/>
    </style:style>
    <style:style style:name="P22" style:family="paragraph">
      <loext:graphic-properties draw:fill="hatch" draw:fill-hatch-name="Green_20_135_20_Degrees" draw:opacity="38%"/>
      <style:paragraph-properties fo:text-align="center" style:writing-mode="lr-tb"/>
      <style:text-properties fo:color="#00a933" loext:opacity="100%"/>
    </style:style>
    <style:style style:name="P23" style:family="paragraph">
      <loext:graphic-properties draw:fill="hatch" draw:fill-hatch-name="Gold_20_45_20_Degress_20_narrow" draw:opacity="38%"/>
      <style:paragraph-properties fo:text-align="center" style:writing-mode="lr-tb"/>
      <style:text-properties fo:color="#ffbf00" loext:opacity="100%"/>
    </style:style>
    <style:style style:name="T1" style:family="text">
      <style:text-properties fo:color="#00a933" loext:opacity="100%"/>
    </style:style>
    <style:style style:name="T2" style:family="text">
      <style:text-properties fo:color="#729fcf" loext:opacity="100%"/>
    </style:style>
    <style:style style:name="T3" style:family="text">
      <style:text-properties fo:color="#ffff00" loext:opacity="100%"/>
    </style:style>
    <style:style style:name="T4" style:family="text">
      <style:text-properties fo:color="#c9211e" loext:opacity="100%"/>
    </style:style>
    <style:style style:name="T5" style:family="text">
      <style:text-properties fo:color="#ff8000" loext:opacity="100%"/>
    </style:style>
    <style:style style:name="T6" style:family="text">
      <style:text-properties fo:color="#ff8000" loext:opacity="100%" fo:font-size="18pt" style:font-size-asian="18pt" style:font-size-complex="18pt"/>
    </style:style>
    <style:style style:name="T7" style:family="text">
      <style:text-properties fo:color="#ffff00" loext:opacity="100%" fo:font-size="14pt" style:font-size-asian="14pt" style:font-size-complex="14pt"/>
    </style:style>
    <style:style style:name="T8" style:family="text">
      <style:text-properties fo:color="#ffff00" loext:opacity="100%" fo:font-size="14pt"/>
    </style:style>
    <style:style style:name="T9" style:family="text">
      <style:text-properties fo:color="#3465a4" loext:opacity="100%"/>
    </style:style>
    <style:style style:name="T10" style:family="text">
      <style:text-properties fo:color="#ffbf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9cm" svg:height="15.749cm" svg:x="0.016cm" svg:y="0.025cm">
          <draw:image xlink:href="Pictures/100000010000078000000438523CA1645BA1B155.png" xlink:type="simple" xlink:show="embed" xlink:actuate="onLoad" draw:mime-type="image/png">
            <text:p/>
          </draw:image>
        </draw:frame>
        <draw:custom-shape draw:style-name="gr2" draw:text-style-name="P2" draw:layer="Screen_Layout" svg:width="28cm" svg:height="0.507cm" svg:x="0cm" svg:y="0.5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Screen_Layout" svg:width="28cm" svg:height="0.507cm" svg:x="0cm" svg:y="1.0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Screen_Layout" svg:width="23.306cm" svg:height="0.507cm" svg:x="0cm" svg:y="10.0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Screen_Layout" svg:width="28cm" svg:height="0.419cm" svg:x="0cm" svg:y="15.331cm">
          <text:p/>
          <draw:enhanced-geometry svg:viewBox="0 0 21600 21600" draw:type="rectangle" draw:enhanced-path="M 0 0 L 21600 0 21600 21600 0 21600 0 0 Z N"/>
        </draw:custom-shape>
        <draw:polygon draw:style-name="gr6" draw:text-style-name="P5" draw:layer="Screen_Layout" svg:width="27.999cm" svg:height="13.682cm" svg:x="0cm" svg:y="1.606cm" svg:viewBox="0 0 28000 13683" draw:points="0,0 28000,0 28000,13683 0,13683 0,8921 23378,8921 23378,8335 0,8335 0,19">
          <text:p/>
        </draw:polygon>
        <draw:frame draw:style-name="gr7" draw:text-style-name="P6" draw:layer="Screen_Layout" svg:width="1.67cm" svg:height="0.962cm" svg:x="13.36cm" svg:y="5.145cm">
          <draw:text-box>
            <text:p><text:span text:style-name="T1">&lt;A&gt;</text:span></text:p>
          </draw:text-box>
        </draw:frame>
        <draw:frame draw:style-name="gr7" draw:text-style-name="P7" draw:layer="Screen_Layout" svg:width="1.67cm" svg:height="0.962cm" svg:x="13.361cm" svg:y="0.326cm">
          <draw:text-box>
            <text:p><text:span text:style-name="T2">&lt;B&gt;</text:span></text:p>
          </draw:text-box>
        </draw:frame>
        <draw:frame draw:style-name="gr8" draw:text-style-name="P8" draw:layer="Screen_Layout" svg:width="1.704cm" svg:height="0.962cm" svg:x="16.555cm" svg:y="9.795cm">
          <draw:text-box>
            <text:p><text:span text:style-name="T3">&lt;C&gt;</text:span></text:p>
          </draw:text-box>
        </draw:frame>
        <draw:frame draw:style-name="gr8" draw:text-style-name="P9" draw:layer="Screen_Layout" svg:width="1.704cm" svg:height="0.962cm" svg:x="13.361cm" svg:y="15.048cm">
          <draw:text-box>
            <text:p><text:span text:style-name="T4">&lt;D&gt;</text:span></text:p>
          </draw:text-box>
        </draw:frame>
        <draw:frame draw:style-name="gr8" draw:text-style-name="P8" draw:layer="Screen_Layout" svg:width="1.704cm" svg:height="0.962cm" svg:x="16.556cm" svg:y="0.855cm">
          <draw:text-box>
            <text:p><text:span text:style-name="T3">&lt;C&gt;</text:span></text:p>
          </draw:text-box>
        </draw:frame>
        <draw:custom-shape draw:style-name="gr9" draw:text-style-name="P11" draw:layer="Screen_Sections" svg:width="7.218cm" svg:height="5.408cm" svg:x="0.731cm" svg:y="3.165cm">
          <text:p text:style-name="P10"><text:span text:style-name="T5">1</text:span></text:p>
          <draw:enhanced-geometry svg:viewBox="0 0 21600 21600" draw:path-stretchpoint-x="10800" draw:path-stretchpoint-y="10800" draw:text-areas="?f3 ?f4 ?f5 ?f6" draw:type="round-rectangle" draw:modifiers="1445.590682196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Screen_Sections" svg:width="7.218cm" svg:height="4.687cm" svg:x="9.99cm" svg:y="2.684cm">
          <text:p text:style-name="P10"><text:span text:style-name="T5">2</text:span></text:p>
          <draw:enhanced-geometry svg:viewBox="0 0 21600 21600" draw:path-stretchpoint-x="10800" draw:path-stretchpoint-y="10800" draw:text-areas="?f3 ?f4 ?f5 ?f6" draw:type="round-rectangle" draw:modifiers="2382.08191126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Screen_Sections" svg:width="7.218cm" svg:height="4.687cm" svg:x="19.572cm" svg:y="2.684cm">
          <text:p text:style-name="P12"><text:span text:style-name="T6">3</text:span></text:p>
          <draw:enhanced-geometry svg:viewBox="0 0 21600 21600" draw:path-stretchpoint-x="10800" draw:path-stretchpoint-y="10800" draw:text-areas="?f3 ?f4 ?f5 ?f6" draw:type="round-rectangle" draw:modifiers="1958.191126279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Screen_Sections" svg:width="22.906cm" svg:height="3.913cm" svg:x="0.207cm" svg:y="10.999cm">
          <text:p text:style-name="P10"><text:span text:style-name="T5">4</text:span></text:p>
          <draw:enhanced-geometry svg:viewBox="0 0 21600 21600" draw:path-stretchpoint-x="10800" draw:path-stretchpoint-y="10800" draw:text-areas="?f3 ?f4 ?f5 ?f6" draw:type="round-rectangle" draw:modifiers="1451.405212059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Screen_Sections" svg:width="22.906cm" svg:height="1.001cm" svg:x="0.208cm" svg:y="9.771cm">
          <text:p text:style-name="P10"><text:span text:style-name="T5">5</text:span></text:p>
          <draw:enhanced-geometry svg:viewBox="0 0 21600 21600" draw:path-stretchpoint-x="10800" draw:path-stretchpoint-y="10800" draw:text-areas="?f3 ?f4 ?f5 ?f6" draw:type="round-rectangle" draw:modifiers="5259.880239520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Screen_Sections" svg:width="4.32cm" svg:height="4.687cm" svg:x="23.472cm" svg:y="9.96cm">
          <text:p text:style-name="P10"><text:span text:style-name="T5">6</text:span></text:p>
          <draw:enhanced-geometry svg:viewBox="0 0 21600 21600" draw:path-stretchpoint-x="10800" draw:path-stretchpoint-y="10800" draw:text-areas="?f3 ?f4 ?f5 ?f6" draw:type="round-rectangle" draw:modifiers="1554.640129599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Screen_Sections" svg:width="27.685cm" svg:height="0.688cm" svg:x="0.209cm" svg:y="15.062cm">
          <text:p text:style-name="P10"><text:span text:style-name="T5">8</text:span></text:p>
          <draw:enhanced-geometry svg:viewBox="0 0 21600 21600" draw:path-stretchpoint-x="10800" draw:path-stretchpoint-y="10800" draw:text-areas="?f3 ?f4 ?f5 ?f6" draw:type="round-rectangle" draw:modifiers="6458.055152394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Screen_Sections" svg:width="27.781cm" svg:height="1.077cm" svg:x="0.113cm" svg:y="0.416cm">
          <text:p text:style-name="P10"><text:span text:style-name="T5">7</text:span></text:p>
          <draw:enhanced-geometry svg:viewBox="0 0 21600 21600" draw:path-stretchpoint-x="10800" draw:path-stretchpoint-y="10800" draw:text-areas="?f3 ?f4 ?f5 ?f6" draw:type="round-rectangle" draw:modifiers="3406.307977736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g>
          <draw:frame draw:style-name="gr1" draw:text-style-name="P1" draw:layer="layout" svg:width="16.139cm" svg:height="13.281cm" svg:x="6.005cm" svg:y="0.979cm">
            <draw:image xlink:href="Pictures/1000000100000262000001F65C9D01E140156901.png" xlink:type="simple" xlink:show="embed" xlink:actuate="onLoad" draw:mime-type="image/png">
              <text:p/>
            </draw:image>
          </draw:frame>
          <draw:frame draw:style-name="gr16" draw:text-style-name="P1" draw:layer="layout" svg:width="5.615cm" svg:height="0.516cm" svg:x="8.034cm" svg:y="11.774cm">
            <draw:image xlink:href="Pictures/1000000100000262000001F63D1C49AC0F7089D9.png" xlink:type="simple" xlink:show="embed" xlink:actuate="onLoad" draw:mime-type="image/png">
              <text:p/>
            </draw:image>
          </draw:frame>
        </draw:g>
        <draw:custom-shape draw:style-name="gr17" draw:text-style-name="P1" draw:layer="Screen_Layout" svg:width="0.767cm" svg:height="0.758cm" svg:x="8.413cm" svg:y="12.419cm">
          <text:p/>
          <draw:enhanced-geometry svg:viewBox="0 0 21600 21600" draw:type="rectangle" draw:enhanced-path="M 0 0 L 21600 0 21600 21600 0 21600 0 0 Z N"/>
        </draw:custom-shape>
        <draw:g>
          <draw:frame draw:style-name="gr18" draw:text-style-name="P14" draw:layer="Screen_Layout" svg:width="2.568cm" svg:height="0.806cm" svg:x="14.234cm" svg:y="10.318cm">
            <draw:text-box>
              <text:p><text:span text:style-name="T7">3</text:span></text:p>
            </draw:text-box>
          </draw:frame>
          <draw:polyline draw:style-name="gr19" draw:text-style-name="P1" draw:layer="Screen_Layout" svg:width="1.131cm" svg:height="1.291cm" draw:transform="rotate (-3.14159265358979) translate (14.139cm 12.008cm)" svg:viewBox="0 0 1132 1292" draw:points="0,1292 1132,1292 1132,0">
            <text:p/>
          </draw:polyline>
        </draw:g>
        <draw:frame draw:style-name="gr20" draw:text-style-name="P15" draw:layer="Handles" svg:width="3.415cm" svg:height="0.806cm" svg:x="8.514cm" svg:y="7.811cm">
          <draw:text-box>
            <text:p><text:span text:style-name="T8">1</text:span></text:p>
          </draw:text-box>
        </draw:frame>
        <draw:frame draw:style-name="gr21" draw:text-style-name="P15" draw:layer="Handles" svg:width="3.423cm" svg:height="0.806cm" svg:x="8.489cm" svg:y="8.671cm">
          <draw:text-box>
            <text:p><text:span text:style-name="T8">2</text:span></text:p>
          </draw:text-box>
        </draw:frame>
        <draw:polyline draw:style-name="gr19" draw:text-style-name="P1" draw:layer="Handles" svg:width="1.97cm" svg:height="0.581cm" draw:transform="rotate (-3.14159265358979) translate (8.625cm 8.784cm)" svg:viewBox="0 0 1971 582" draw:points="0,582 1971,582 1971,0">
          <text:p/>
        </draw:polyline>
        <draw:polyline draw:style-name="gr19" draw:text-style-name="P1" draw:layer="Handles" svg:width="0.78cm" svg:height="0.013cm" draw:transform="rotate (-3.14159265358979) translate (8.599cm 9.089cm)" svg:viewBox="0 0 781 14" draw:points="0,14 781,14 767,0">
          <text:p/>
        </draw:polyline>
      </draw:page>
      <draw:page draw:name="page3" draw:style-name="dp1" draw:master-page-name="Default">
        <draw:frame draw:style-name="gr1" draw:text-style-name="P1" draw:layer="Screen_Layout" svg:width="14.813cm" svg:height="9.804cm" svg:x="8.55cm" svg:y="2.689cm">
          <draw:image xlink:href="Pictures/10000001000001A40000011689017B0F6341D4A3.png" xlink:type="simple" xlink:show="embed" xlink:actuate="onLoad" draw:mime-type="image/png">
            <text:p/>
          </draw:image>
        </draw:frame>
        <draw:polygon draw:style-name="gr22" draw:text-style-name="P1" draw:layer="Screen_Layout" svg:width="3.167cm" svg:height="13.615cm" draw:transform="rotate (1.5707963267949) translate (9.668cm 5.935cm)" svg:viewBox="0 0 3168 13616" draw:points="0,13616 3168,13616 3168,8711 987,8711 987,0 41,0 41,13616">
          <text:p/>
        </draw:polygon>
        <draw:polygon draw:style-name="gr22" draw:text-style-name="P1" draw:layer="Screen_Layout" svg:width="3.161cm" svg:height="12.379cm" draw:transform="rotate (-1.5707963267949) translate (22.044cm 5.848cm)" svg:viewBox="0 0 3162 12380" draw:points="0,14 3162,14 3162,3648 830,3648 830,12380 43,12380 43,0">
          <text:p/>
        </draw:polygon>
      </draw:page>
      <draw:page draw:name="page4" draw:style-name="dp1" draw:master-page-name="Default">
        <draw:frame draw:style-name="gr1" draw:text-style-name="P1" draw:layer="layout" svg:width="18.875cm" svg:height="12.182cm" svg:x="4.673cm" svg:y="1.617cm">
          <draw:image xlink:href="Pictures/10000001000002D2000001D2E042E55CD3B3AD97.png" xlink:type="simple" xlink:show="embed" xlink:actuate="onLoad" draw:mime-type="image/png">
            <text:p/>
          </draw:image>
        </draw:frame>
        <draw:custom-shape draw:style-name="gr23" draw:text-style-name="P1" draw:layer="layout" svg:width="5.53cm" svg:height="0.979cm" svg:x="9.393cm" svg:y="4.261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g>
          <draw:polyline draw:style-name="gr24" draw:text-style-name="P1" draw:layer="controls" svg:width="1.31cm" svg:height="2.777cm" svg:x="11.701cm" svg:y="0.817cm" svg:viewBox="0 0 1311 2778" draw:points="0,2778 820,2778 820,0 1311,0">
            <text:p/>
          </draw:polyline>
          <draw:polyline draw:style-name="gr24" draw:text-style-name="P1" draw:layer="controls" svg:width="1.335cm" svg:height="0cm" svg:x="11.701cm" svg:y="4.245cm" svg:viewBox="0 0 1336 0" draw:points="0,0 883,0 1336,0">
            <text:p/>
          </draw:polyline>
          <draw:polyline draw:style-name="gr24" draw:text-style-name="P1" draw:layer="controls" svg:width="1.359cm" svg:height="5.737cm" svg:x="11.689cm" svg:y="4.894cm" svg:viewBox="0 0 1360 5738" draw:points="0,0 778,0 778,5738 1360,5738">
            <text:p/>
          </draw:polyline>
        </draw:g>
        <draw:frame draw:style-name="gr1" draw:text-style-name="P1" draw:layer="layout" svg:width="16.362cm" svg:height="14.997cm" svg:x="4.343cm" svg:y="0.332cm">
          <draw:image xlink:href="Pictures/100000010000028700000251F484138A60CB5EF7.png" xlink:type="simple" xlink:show="embed" xlink:actuate="onLoad" draw:mime-type="image/png">
            <text:p/>
          </draw:image>
        </draw:frame>
        <draw:polyline draw:style-name="gr24" draw:text-style-name="P1" draw:layer="controls" svg:width="1.287cm" svg:height="2.75cm" svg:x="11.695cm" svg:y="10.143cm" svg:viewBox="0 0 1288 2751" draw:points="0,0 547,0 547,2751 1288,2751">
          <text:p/>
        </draw:polyline>
      </draw:page>
      <draw:page draw:name="page6" draw:style-name="dp1" draw:master-page-name="Default">
        <draw:frame draw:style-name="gr1" draw:text-style-name="P1" draw:layer="layout" svg:width="13.405cm" svg:height="15.749cm" svg:x="5.221cm" svg:y="0.001cm">
          <draw:image xlink:href="Pictures/1000000100000292000003056E7A8B6943066576.png" xlink:type="simple" xlink:show="embed" xlink:actuate="onLoad" draw:mime-type="image/png">
            <text:p/>
          </draw:image>
        </draw:frame>
        <draw:polyline draw:style-name="gr24" draw:text-style-name="P1" draw:layer="controls" svg:width="1.038cm" svg:height="4.515cm" svg:x="11.415cm" svg:y="0.341cm" svg:viewBox="0 0 1039 4516" draw:points="0,4516 359,4516 359,0 1039,0">
          <text:p/>
        </draw:polyline>
        <draw:polyline draw:style-name="gr24" draw:text-style-name="P1" draw:layer="controls" svg:width="1cm" svg:height="3.155cm" svg:x="11.415cm" svg:y="2.231cm" svg:viewBox="0 0 1001 3156" draw:points="0,3156 604,3156 604,0 1001,0 1001,18">
          <text:p/>
        </draw:polyline>
        <draw:polyline draw:style-name="gr24" draw:text-style-name="P1" draw:layer="controls" svg:width="1.01cm" svg:height="1.94cm" svg:x="11.425cm" svg:y="5.929cm" svg:viewBox="0 0 1011 1941" draw:points="0,0 536,0 590,0 590,1941 1011,1941">
          <text:p/>
        </draw:polyline>
        <draw:polyline draw:style-name="gr24" draw:text-style-name="P1" draw:layer="controls" svg:width="1.01cm" svg:height="4.361cm" svg:x="11.411cm" svg:y="6.459cm" svg:viewBox="0 0 1011 4362" draw:points="0,0 353,0 353,4362 1011,4362">
          <text:p/>
        </draw:polyline>
        <draw:polyline draw:style-name="gr24" draw:text-style-name="P1" draw:layer="controls" svg:width="1.05cm" svg:height="0.99cm" svg:x="11.398cm" svg:y="11.757cm" svg:viewBox="0 0 1051 991" draw:points="0,0 603,0 603,991 1051,991">
          <text:p/>
        </draw:polyline>
      </draw:page>
      <draw:page draw:name="page7" draw:style-name="dp1" draw:master-page-name="Default">
        <draw:frame draw:style-name="gr1" draw:text-style-name="P1" draw:layer="layout" svg:width="27.999cm" svg:height="15.749cm" svg:x="0.001cm" svg:y="0.001cm">
          <draw:image xlink:href="Pictures/1000000100000780000004385D494AA24701C12F.png" xlink:type="simple" xlink:show="embed" xlink:actuate="onLoad" draw:mime-type="image/png">
            <text:p/>
          </draw:image>
        </draw:frame>
        <draw:custom-shape draw:style-name="gr25" draw:text-style-name="P17" draw:layer="layout" svg:width="28cm" svg:height="6.574cm" svg:x="0cm" svg:y="1.16cm">
          <text:p text:style-name="P16"><text:span text:style-name="T9">Row 1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28cm" svg:height="3.704cm" svg:x="0cm" svg:y="7.755cm">
          <text:p text:style-name="P18"><text:span text:style-name="T1">Row 2</text:span></text:p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28cm" svg:height="3.745cm" svg:x="0cm" svg:y="11.499cm">
          <text:p text:style-name="P20"><text:span text:style-name="T10">Row 3</text:span>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5.475cm" svg:y1="1.181cm" svg:x2="5.475cm" svg:y2="7.795cm">
          <text:p/>
        </draw:line>
        <draw:line draw:style-name="gr28" draw:text-style-name="P1" draw:layer="layout" svg:x1="14.106cm" svg:y1="1.181cm" svg:x2="14.106cm" svg:y2="7.795cm">
          <text:p/>
        </draw:line>
        <draw:line draw:style-name="gr28" draw:text-style-name="P1" draw:layer="layout" svg:x1="21.594cm" svg:y1="1.181cm" svg:x2="21.594cm" svg:y2="7.795cm">
          <text:p/>
        </draw:line>
        <draw:line draw:style-name="gr29" draw:text-style-name="P1" draw:layer="layout" svg:x1="12.314cm" svg:y1="7.735cm" svg:x2="12.314cm" svg:y2="11.438cm">
          <text:p/>
        </draw:line>
        <draw:line draw:style-name="gr29" draw:text-style-name="P1" draw:layer="layout" svg:x1="18.358cm" svg:y1="7.736cm" svg:x2="18.358cm" svg:y2="11.439cm">
          <text:p/>
        </draw:line>
        <draw:line draw:style-name="gr28" draw:text-style-name="P1" draw:layer="layout" svg:x1="0cm" svg:y1="5.323cm" svg:x2="5.496cm" svg:y2="5.323cm">
          <text:p/>
        </draw:line>
        <draw:custom-shape draw:style-name="gr30" draw:text-style-name="P1" draw:layer="layout" svg:width="5.434cm" svg:height="0.59cm" svg:x="0cm" svg:y="4.763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frame draw:style-name="gr1" draw:text-style-name="P1" draw:layer="layout" svg:width="27.999cm" svg:height="15.749cm" svg:x="0.016cm" svg:y="-0.002cm">
          <draw:image xlink:href="Pictures/100000010000078000000438AEDB9E54072CC64A.png" xlink:type="simple" xlink:show="embed" xlink:actuate="onLoad" draw:mime-type="image/png">
            <text:p/>
          </draw:image>
        </draw:frame>
        <draw:custom-shape draw:style-name="gr31" draw:text-style-name="P17" draw:layer="layout" svg:width="12.294cm" svg:height="14.064cm" svg:x="0.013cm" svg:y="1.197cm">
          <text:p text:style-name="P16"><text:span text:style-name="T9">Column 1</text:span></text:p>
          <text:p text:style-name="P16"><text:span text:style-name="T9"/></text:p>
          <text:p text:style-name="P16"><text:span text:style-name="T9"/></text:p>
          <text:p text:style-name="P16"><text:span text:style-name="T9"/></text:p>
          <draw:enhanced-geometry svg:viewBox="0 0 21600 21600" draw:type="rectangle" draw:enhanced-path="M 0 0 L 21600 0 21600 21600 0 21600 0 0 Z N"/>
        </draw:custom-shape>
        <draw:custom-shape draw:style-name="gr32" draw:text-style-name="P22" draw:layer="layout" svg:width="10.893cm" svg:height="14.064cm" svg:x="12.354cm" svg:y="1.198cm">
          <text:p text:style-name="P18"><text:span text:style-name="T1">Column 2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4.716cm" svg:height="14.064cm" svg:x="23.284cm" svg:y="1.198cm">
          <text:p text:style-name="P20"><text:span text:style-name="T10">Columns 3</text:span>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0cm" svg:y1="5.323cm" svg:x2="12.293cm" svg:y2="5.323cm">
          <text:p/>
        </draw:line>
        <draw:line draw:style-name="gr28" draw:text-style-name="P1" draw:layer="layout" svg:x1="0.001cm" svg:y1="11.449cm" svg:x2="12.294cm" svg:y2="11.449cm">
          <text:p/>
        </draw:line>
        <draw:line draw:style-name="gr28" draw:text-style-name="P1" draw:layer="layout" svg:x1="0.001cm" svg:y1="7.684cm" svg:x2="12.294cm" svg:y2="7.684cm">
          <text:p/>
        </draw:line>
        <draw:line draw:style-name="gr29" draw:text-style-name="P1" draw:layer="layout" svg:x1="12.355cm" svg:y1="7.439cm" svg:x2="23.284cm" svg:y2="7.439cm">
          <text:p/>
        </draw:line>
        <draw:line draw:style-name="gr29" draw:text-style-name="P1" draw:layer="layout" svg:x1="12.356cm" svg:y1="11.958cm" svg:x2="23.285cm" svg:y2="11.958cm">
          <text:p/>
        </draw:line>
        <draw:line draw:style-name="gr34" draw:text-style-name="P1" draw:layer="layout" svg:x1="23.243cm" svg:y1="8.538cm" svg:x2="28cm" svg:y2="8.538cm">
          <text:p/>
        </draw:line>
        <draw:line draw:style-name="gr34" draw:text-style-name="P1" draw:layer="layout" svg:x1="23.244cm" svg:y1="12.486cm" svg:x2="28.001cm" svg:y2="12.486cm">
          <text:p/>
        </draw:line>
        <draw:custom-shape draw:style-name="gr35" draw:text-style-name="P1" draw:layer="layout" svg:width="5.434cm" svg:height="0.59cm" svg:x="0cm" svg:y="4.76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ue_20_45_20_Degrees" draw:display-name="Blue 45 Degrees" draw:style="single" draw:color="#2a6099" draw:distance="0.203cm" draw:rotation="450"/>
    <draw:hatch draw:name="Gold_20_45_20_Degress_20_narrow" draw:display-name="Gold 45 Degress narrow" draw:style="single" draw:color="#ffbf00" draw:distance="0.2cm" draw:rotation="450"/>
    <draw:hatch draw:name="Green_20_135_20_Degrees" draw:display-name="Green 135 Degrees" draw:style="single" draw:color="#00a933" draw:distance="0.2cm" draw:rotation="1350"/>
    <draw:hatch draw:name="Red_20_90_20_Degrees_20_Crossed_20_1" draw:display-name="Red 90 Degrees Crossed 1" draw:style="single" draw:color="#ffbf00" draw:distance="0.203cm" draw:rotation="450"/>
    <draw:hatch draw:name="Red_20_90_20_Degrees_20_Crossed_20_2" draw:display-name="Red 90 Degrees Crossed 2" draw:style="single" draw:color="#c9211e" draw:distance="0.203cm" draw:rotation="450"/>
    <draw:hatch draw:name="Red_20_90_20_Degrees_20_Crossed_20_4" draw:display-name="Red 90 Degrees Crossed 4" draw:style="single" draw:color="#00a933" draw:distance="0.203cm" draw:rotation="1350"/>
    <draw:hatch draw:name="Red_20_90_20_Degrees_20_Crossed_20_5" draw:display-name="Red 90 Degrees Crossed 5" draw:style="single" draw:color="#2a6099" draw:distance="0.203cm" draw:rotation="1350"/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Handles"/>
      <draw:layer draw:name="Screen_Layout"/>
      <draw:layer draw:name="Screen_Section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4T07:41:21.018166731</meta:creation-date>
    <dc:date>2023-09-07T08:36:15.398506000</dc:date>
    <meta:editing-duration>PT10H42M3S</meta:editing-duration>
    <meta:editing-cycles>21</meta:editing-cycles>
    <meta:generator>LibreOffice/7.3.7.2$Linux_X86_64 LibreOffice_project/30$Build-2</meta:generator>
    <meta:document-statistic meta:object-count="70"/>
  </office:meta>
</office:document-meta>
</file>